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fill="none" draw:fill-color="#FFFFFF" draw:stroke="none" svg:stroke-color="#000000" fo:wrap-option="wrap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fill="none" draw:fill-color="#FFFFFF" draw:stroke="none" svg:stroke-color="#000000" fo:wrap-option="wrap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fill="none" draw:fill-color="#FFFFFF" draw:stroke="none" svg:stroke-color="#000000" fo:wrap-option="wrap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ebe2772bde815f5348a35055fb3c4b6b" style:family="paragraph">
      <style:paragraph-properties fo:text-align="left"/>
    </style:style>
    <style:style style:name="P_1c7064e90d8fd90a5bd336d021b82436" style:family="paragraph">
      <style:paragraph-properties fo:text-align="center"/>
    </style:style>
    <style:style style:name="P_242ab2a1fafdbe2e89da035e99d38080" style:family="paragraph">
      <style:paragraph-properties fo:text-align="center"/>
    </style:style>
    <style:style style:name="P_ec8c31422d039014ff846a637746ddd8" style:family="paragraph">
      <style:paragraph-properties fo:text-align="left"/>
    </style:style>
    <style:style style:name="P_5109e61279175d2b91fd01c28ddb713d" style:family="paragraph">
      <style:paragraph-properties fo:text-align="center"/>
    </style:style>
    <style:style style:name="P_c0f8b2b654efcfecf10ecd794ea4c790" style:family="paragraph">
      <style:paragraph-properties fo:text-align="center"/>
    </style:style>
    <style:style style:name="T_48f485d04ff16b1a6fb7ddb2c58e0f17" style:family="text">
      <style:text-properties fo:color="#00" fo:font-family="Calibri" fo:font-size="20pt"/>
    </style:style>
    <style:style style:name="T_da0705b2e7c22a3d35ea9002bba23116" style:family="text">
      <style:text-properties fo:color="#E06B20" fo:font-family="Calibri" fo:font-size="70pt" fo:font-weight="bold"/>
    </style:style>
    <style:style style:name="T_f956b446aae8e34d34356ce1421805bc" style:family="text">
      <style:text-properties fo:color="#E06B20" fo:font-family="Calibri" fo:font-size="40pt"/>
    </style:style>
    <style:style style:name="T_1610472cdc198e17884349ca8abbed7d" style:family="text">
      <style:text-properties fo:color="#521014" fo:font-family="Calibri" fo:font-size="60pt"/>
    </style:style>
  </office:automatic-styles>
  <office:body>
    <office:presentation>
      <draw:page draw:name="page0" draw:master-page-name="Standard">
        <draw:frame draw:style-name="gr1" svg:width="23.813cm" svg:height="2.646cm" svg:x="0.000cm" svg:y="0.000cm">
          <draw:text-box>
            <text:p text:style-name="P_ebe2772bde815f5348a35055fb3c4b6b">
       <text:span text:style-name="T_48f485d04ff16b1a6fb7ddb2c58e0f17">Sunnysun</text:span>
      </text:p>
          </draw:text-box>
        </draw:frame>
        <draw:frame draw:style-name="gr2" svg:width="15.875cm" svg:height="7.938cm" svg:x="4.498cm" svg:y="5.821cm">
          <draw:text-box>
            <text:p text:style-name="P_1c7064e90d8fd90a5bd336d021b82436">
       <text:span text:style-name="T_da0705b2e7c22a3d35ea9002bba23116">AAAAAAA</text:span>
      </text:p>
          </draw:text-box>
        </draw:frame>
        <draw:frame draw:style-name="gr3" svg:width="15.875cm" svg:height="7.938cm" svg:x="4.498cm" svg:y="9.260cm">
          <draw:text-box>
            <text:p text:style-name="P_242ab2a1fafdbe2e89da035e99d38080">
       <text:span text:style-name="T_f956b446aae8e34d34356ce1421805bc">BBBBB</text:span>
      </text:p>
          </draw:text-box>
        </draw:frame>
        <draw:frame draw:style-name="gr4" svg:width="23.813cm" svg:height="2.646cm" svg:x="0.000cm" svg:y="0.000cm">
          <draw:text-box>
            <text:p text:style-name="P_ec8c31422d039014ff846a637746ddd8">
       <text:span text:style-name="T_1610472cdc198e17884349ca8abbed7d">Sunnysun</text:span>
      </text:p>
          </draw:text-box>
        </draw:frame>
      </draw:page>
      <draw:page draw:name="page1" draw:master-page-name="Standard">
        <draw:frame draw:style-name="gr5" svg:width="15.875cm" svg:height="7.938cm" svg:x="4.498cm" svg:y="5.821cm">
          <draw:text-box>
            <text:p text:style-name="P_5109e61279175d2b91fd01c28ddb713d">
       <text:span text:style-name="T_da0705b2e7c22a3d35ea9002bba23116">df gufkjhnfkjgfku</text:span>
      </text:p>
          </draw:text-box>
        </draw:frame>
        <draw:frame draw:style-name="gr6" svg:width="15.875cm" svg:height="7.938cm" svg:x="4.498cm" svg:y="9.260cm">
          <draw:text-box>
            <text:p text:style-name="P_c0f8b2b654efcfecf10ecd794ea4c790">
       <text:span text:style-name="T_f956b446aae8e34d34356ce1421805bc">dskjf ndkjg dfjk</text:span>
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4-10-17T11:32:24.000</dc:date>
    <dc:description/>
    <dc:subject/>
    <dc:title>Untitled Presentation</dc:title>
    <meta:creation-date>2014-10-17T11:32:24.000</meta:creation-date>
    <meta:initial-creator>Unknown Creator</meta:initial-creator>
    <meta:keyword/>
  </office:meta>
</office:document-meta>
</file>